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'Hack" svg:font-family="'Hack, ',', 'Droid Sans Mono', ',', monospace, ', monospace,', 'Droid Sans Fallback', 'font-weight: normal', 'font-size: 15px', 'line-height: 20px', 'white-space: pre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f97af" officeooo:paragraph-rsid="001f97a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f97af" officeooo:paragraph-rsid="001f97a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f97af" officeooo:paragraph-rsid="001f97af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f97af" officeooo:paragraph-rsid="001f97af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f97af" officeooo:paragraph-rsid="001f97a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f97af" officeooo:paragraph-rsid="001f97af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„KONSPEKT ROZPRAWKI KREATOR”</text:p>
      <text:p text:style-name="P5">DOKUMENTACJA</text:p>
      <text:p text:style-name="P5"/>
      <text:p text:style-name="P1">Autorzy:<text:line-break/>Kajetan Grzybowski</text:p>
      <text:p text:style-name="P1">Michał Obara</text:p>
      <text:p text:style-name="P1">Tomasz Dąbrowski</text:p>
      <text:p text:style-name="P1"/>
      <text:p text:style-name="P1"/>
      <text:p text:style-name="P1">1. Zastosowane technologie:</text:p>
      <text:p text:style-name="P2">- Electron <text:span text:style-name="T1">v. 8.2.0</text:span></text:p>
      <text:p text:style-name="P3">- NodeJS <text:span text:style-name="T1">v. 13.12.0</text:span></text:p>
      <text:p text:style-name="P3">- HTML5</text:p>
      <text:p text:style-name="P3">- CSS3</text:p>
      <text:p text:style-name="P3">- JS</text:p>
      <text:p text:style-name="P3">- JSON</text:p>
      <text:p text:style-name="P3"/>
      <text:p text:style-name="P4">2. Debugowanie</text:p>
      <text:p text:style-name="P3">Wypakować kod źródłowy, w katalogu całości wykonać<text:span text:style-name="T1"> npm install</text:span></text:p>
      <text:p text:style-name="P3">Należy posiadać zainstalowany Electron wraz z NodeJS na komputerze.</text:p>
      <text:p text:style-name="P3">Uruchamiać będąc w katalogu głównym projektu za pomocą <text:span text:style-name="T1">electron . </text:span>lub <text:span text:style-name="T1">&lt;ścieżka do elektrona.exe&gt; .</text:span></text:p>
      <text:p text:style-name="P3"><text:span text:style-name="T1"/></text:p>
      <text:p text:style-name="P4">3. Lokalizacja zapisanych plików</text:p>
      <text:p text:style-name="P3">Pliki rozprawek/konspektów zapisywane są bezpośrednio w katalogu głównym programu/data/essay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'Hack" svg:font-family="'Hack, ',', 'Droid Sans Mono', ',', monospace, ', monospace,', 'Droid Sans Fallback', 'font-weight: normal', 'font-size: 15px', 'line-height: 20px', 'white-space: pre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01:29:09.218744626</meta:creation-date>
    <dc:date>2020-04-16T01:57:03.310383403</dc:date>
    <meta:editing-duration>PT17M44S</meta:editing-duration>
    <meta:editing-cycles>1</meta:editing-cycles>
    <meta:document-statistic meta:table-count="0" meta:image-count="0" meta:object-count="0" meta:page-count="1" meta:paragraph-count="18" meta:word-count="78" meta:character-count="549" meta:non-whitespace-character-count="489"/>
    <meta:generator>LibreOffice/6.4.2.2$Linux_X86_64 LibreOffice_project/40$Build-2</meta:generator>
  </office:meta>
</office:document-meta>
</file>